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f973" officeooo:paragraph-rsid="0002f9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NIMAL</text:p>
      <text:p text:style-name="P1"/>
      <text:p text:style-name="P1">/*</text:p>
      <text:p text:style-name="P1">*Instanciación y mensajes de objetos - Ejemplo 1</text:p>
      <text:p text:style-name="P1">*Módulo POO - Codo a Codo - 2017</text:p>
      <text:p text:style-name="P1">*</text:p>
      <text:p text:style-name="P1"><text:s/>*/</text:p>
      <text:p text:style-name="P1">package animal;</text:p>
      <text:p text:style-name="P1"/>
      <text:p text:style-name="P1">/**</text:p>
      <text:p text:style-name="P1"><text:s/>* @author Emiliano Papasidero</text:p>
      <text:p text:style-name="P1"><text:s/>* @version 1.0</text:p>
      <text:p text:style-name="P1"><text:s/>*/</text:p>
      <text:p text:style-name="P1">public class Animal {</text:p>
      <text:p text:style-name="P1"/>
      <text:p text:style-name="P1"><text:s text:c="4"/>/*-----------------------ATRIBUTOS-----------------------------------------*/</text:p>
      <text:p text:style-name="P1"><text:s/>/*-------------------------------------------------------------------------*/</text:p>
      <text:p text:style-name="P1"><text:s text:c="4"/>String nombre="default";</text:p>
      <text:p text:style-name="P1"><text:s text:c="4"/>String raza="default";</text:p>
      <text:p text:style-name="P1"><text:s text:c="4"/>int edad=99;</text:p>
      <text:p text:style-name="P1"><text:s text:c="4"/>String sexo="default";</text:p>
      <text:p text:style-name="P1"/>
      <text:p text:style-name="P1"><text:s text:c="4"/>/*-----------------------CONSTRUCTORES---------------------------------------*/</text:p>
      <text:p text:style-name="P1"><text:s/>/*-------------------------------------------------------------------------*/</text:p>
      <text:p text:style-name="P1"><text:s text:c="4"/></text:p>
      <text:p text:style-name="P1"><text:s text:c="4"/>public Animal(String nuevoNombre) {</text:p>
      <text:p text:style-name="P1"><text:s text:c="8"/>nombre = nuevoNombre;</text:p>
      <text:p text:style-name="P1"><text:s text:c="4"/>}</text:p>
      <text:p text:style-name="P1"><text:s text:c="4"/>public Animal() { <text:s text:c="4"/></text:p>
      <text:p text:style-name="P1"><text:s text:c="4"/>}</text:p>
      <text:p text:style-name="P1"><text:s text:c="4"/>public Animal(String nuevoNombre, int nuevaEdad) {</text:p>
      <text:p text:style-name="P1"><text:s text:c="8"/>nombre = nuevoNombre;</text:p>
      <text:p text:style-name="P1"><text:s text:c="8"/>edad = nuevaEdad;</text:p>
      <text:p text:style-name="P1"><text:s text:c="4"/>}</text:p>
      <text:p text:style-name="P1"><text:s text:c="4"/>public Animal(String nuevoNombre, String nuevaRaza, int nuevaEdad, String nuevoSexo) {</text:p>
      <text:p text:style-name="P1"><text:s text:c="8"/>nombre = nuevoNombre;</text:p>
      <text:p text:style-name="P1"><text:s text:c="8"/>raza = nuevaRaza;</text:p>
      <text:p text:style-name="P1"><text:s text:c="8"/>edad = nuevaEdad;</text:p>
      <text:p text:style-name="P1"><text:s text:c="8"/>sexo = nuevoSexo;</text:p>
      <text:p text:style-name="P1"><text:s text:c="4"/>}</text:p>
      <text:p text:style-name="P1"/>
      <text:p text:style-name="P1"><text:s text:c="4"/>/*-----------------------MAIN----------------------------------------------*/</text:p>
      <text:p text:style-name="P1"><text:s/>/*-------------------------------------------------------------------------*/</text:p>
      <text:p text:style-name="P1"><text:s text:c="4"/>/**</text:p>
      <text:p text:style-name="P1"><text:s text:c="5"/>* @param args the command line arguments</text:p>
      <text:p text:style-name="P1"><text:s text:c="5"/>*/</text:p>
      <text:p text:style-name="P1"><text:s text:c="4"/>public static void main(String[] args) {</text:p>
      <text:p text:style-name="P1"><text:s text:c="8"/>/*Instanciación de objetos de la clase Animal*/</text:p>
      <text:p text:style-name="P1"><text:s text:c="8"/>Animal mascota1 = new Animal("Firulais", "Canino", 2, "Macho");</text:p>
      <text:p text:style-name="P1"><text:s text:c="8"/>Animal mascota2 = new Animal("Sasha",1);</text:p>
      <text:p text:style-name="P1"><text:s text:c="9"/>Animal mascota3 = new Animal("Firulais", "Canino", 2, "Macho");</text:p>
      <text:p text:style-name="P1"><text:s text:c="12"/></text:p>
      <text:p text:style-name="P1"><text:soft-page-break/><text:s text:c="8"/>/*System.out.println( mascota1.mostrarNombre() <text:s/>);</text:p>
      <text:p text:style-name="P1"><text:s text:c="8"/>System.out.println(mascota1.mostrarRaza());</text:p>
      <text:p text:style-name="P1"><text:s text:c="8"/>System.out.println(mascota1.mostrarEdad());</text:p>
      <text:p text:style-name="P1"><text:s text:c="8"/>System.out.println(mascota1.mostrarSexo());</text:p>
      <text:p text:style-name="P1"><text:s text:c="8"/>System.out.println(""); <text:s text:c="7"/></text:p>
      <text:p text:style-name="P1"><text:s text:c="8"/>System.out.println(mascota2.mostrarNombre());</text:p>
      <text:p text:style-name="P1"><text:s text:c="8"/>System.out.println(mascota2.mostrarRaza());</text:p>
      <text:p text:style-name="P1"><text:s text:c="8"/>System.out.println(mascota2.mostrarEdad());</text:p>
      <text:p text:style-name="P1"><text:s text:c="8"/>System.out.println(mascota2.mostrarSexo());</text:p>
      <text:p text:style-name="P1"><text:s text:c="8"/>System.out.println("");</text:p>
      <text:p text:style-name="P1"><text:s text:c="8"/>System.out.println(mascota3.mostrarNombre());</text:p>
      <text:p text:style-name="P1"><text:s text:c="8"/>System.out.println(mascota3.mostrarRaza());</text:p>
      <text:p text:style-name="P1"><text:s text:c="8"/>System.out.println(mascota3.mostrarEdad());</text:p>
      <text:p text:style-name="P1"><text:s text:c="8"/>System.out.println(mascota3.mostrarSexo());*/</text:p>
      <text:p text:style-name="P1"><text:s text:c="8"/></text:p>
      <text:p text:style-name="P1"><text:s text:c="8"/>/*imprimirDatos(mascota1);</text:p>
      <text:p text:style-name="P1"><text:s text:c="8"/>imprimirDatos(mascota2);</text:p>
      <text:p text:style-name="P1"><text:s text:c="8"/>imprimirDatos(mascota3);*/</text:p>
      <text:p text:style-name="P1"><text:s text:c="8"/></text:p>
      <text:p text:style-name="P1"><text:s/>/*Imprimimos objetos*/</text:p>
      <text:p text:style-name="P1"><text:s text:c="8"/>System.out.println(mascota1);</text:p>
      <text:p text:style-name="P1"><text:s text:c="8"/>System.out.println(mascota2);</text:p>
      <text:p text:style-name="P1"><text:s text:c="8"/>System.out.println(mascota3);</text:p>
      <text:p text:style-name="P1"><text:s text:c="10"/></text:p>
      <text:p text:style-name="P1"><text:s text:c="8"/>if (mascota1.equals(mascota2)) {</text:p>
      <text:p text:style-name="P1"><text:s text:c="12"/>System.out.println("Los animales comparados son iguales");</text:p>
      <text:p text:style-name="P1"><text:s text:c="8"/>}</text:p>
      <text:p text:style-name="P1"/>
      <text:p text:style-name="P1"><text:s text:c="8"/>else {</text:p>
      <text:p text:style-name="P1"><text:s text:c="12"/>System.out.println("Los animales comparados son diferentes");</text:p>
      <text:p text:style-name="P1"><text:s text:c="8"/>}</text:p>
      <text:p text:style-name="P1"><text:s text:c="4"/>}</text:p>
      <text:p text:style-name="P1"/>
      <text:p text:style-name="P1"><text:s text:c="4"/>/*---------------------------------MÉTODOS---------------------------------*/</text:p>
      <text:p text:style-name="P1"><text:s/>/*-------------------------------------------------------------------------*/</text:p>
      <text:p text:style-name="P1"><text:s text:c="4"/>public String mostrarNombre() {</text:p>
      <text:p text:style-name="P1"><text:s text:c="8"/>return "El animal se llama: " + nombre;</text:p>
      <text:p text:style-name="P1"><text:s text:c="4"/>}</text:p>
      <text:p text:style-name="P1"/>
      <text:p text:style-name="P1"><text:s text:c="4"/>public String mostrarRaza() {</text:p>
      <text:p text:style-name="P1"><text:s text:c="8"/>return "La raza del animal es: " + raza;</text:p>
      <text:p text:style-name="P1"><text:s text:c="4"/>}</text:p>
      <text:p text:style-name="P1"/>
      <text:p text:style-name="P1"><text:s text:c="4"/>public String mostrarEdad() {</text:p>
      <text:p text:style-name="P1"><text:s text:c="8"/>if (edad == 1) {</text:p>
      <text:p text:style-name="P1"><text:s text:c="12"/>return "El animal tiene: " + edad + " año.";</text:p>
      <text:p text:style-name="P1"><text:s text:c="8"/>} else {</text:p>
      <text:p text:style-name="P1"><text:s text:c="12"/>return "El animal tiene: " + edad + " años.";</text:p>
      <text:p text:style-name="P1"><text:s text:c="8"/>}</text:p>
      <text:p text:style-name="P1"><text:s text:c="4"/>}</text:p>
      <text:p text:style-name="P1"/>
      <text:p text:style-name="P1"><text:s text:c="4"/>public String mostrarSexo() {</text:p>
      <text:p text:style-name="P1"><text:soft-page-break/><text:s text:c="8"/>return "El animal es : " + sexo;</text:p>
      <text:p text:style-name="P1"><text:s text:c="4"/>}</text:p>
      <text:p text:style-name="P1"><text:s text:c="4"/></text:p>
      <text:p text:style-name="P1"><text:s text:c="2"/></text:p>
      <text:p text:style-name="P1"><text:s text:c="4"/>public static void imprimirDatos(Animal mascota) {</text:p>
      <text:p text:style-name="P1"><text:s text:c="8"/>//Imprimo atributos con formato</text:p>
      <text:p text:style-name="P1"><text:s text:c="8"/>System.out.println(mascota.mostrarNombre());</text:p>
      <text:p text:style-name="P1"><text:s text:c="8"/>System.out.println(mascota.mostrarRaza());</text:p>
      <text:p text:style-name="P1"><text:s text:c="8"/>System.out.println(mascota.mostrarEdad());</text:p>
      <text:p text:style-name="P1"><text:s text:c="8"/>System.out.println(mascota.mostrarSexo());</text:p>
      <text:p text:style-name="P1"><text:s text:c="8"/>System.out.println();</text:p>
      <text:p text:style-name="P1"><text:s text:c="8"/>//Imprimo atributos sin formato</text:p>
      <text:p text:style-name="P1"><text:s text:c="8"/>/*System.out.println(mascota.nombre);</text:p>
      <text:p text:style-name="P1"><text:s text:c="8"/>System.out.println(mascota.raza);</text:p>
      <text:p text:style-name="P1"><text:s text:c="8"/>System.out.println(mascota.edad);</text:p>
      <text:p text:style-name="P1"><text:s text:c="8"/>System.out.println(mascota.sexo);</text:p>
      <text:p text:style-name="P1"><text:s text:c="8"/>System.out.println();*/</text:p>
      <text:p text:style-name="P1"><text:s text:c="4"/>}</text:p>
      <text:p text:style-name="P1"><text:s text:c="4"/>//Sobre-escribimos el método equals() que Animal hereda de Object para comparar los objetos</text:p>
      <text:p text:style-name="P1"><text:s text:c="4"/>public boolean equals(Animal mascota2){</text:p>
      <text:p text:style-name="P1"><text:s text:c="8"/>return (nombre.equalsIgnoreCase(mascota2.nombre))&amp;&amp;(raza.equalsIgnoreCase(mascota2.raza))&amp;&amp;(edad==mascota2.edad)&amp;&amp;((sexo.equalsIgnoreCase(mascota2.sexo)));</text:p>
      <text:p text:style-name="P1"><text:s text:c="4"/>}</text:p>
      <text:p text:style-name="P1"/>
      <text:p text:style-name="P1">//Sobre-escribimos el método toString() que Animal hereda de Object, para dar una descripción de los objetos</text:p>
      <text:p text:style-name="P1"><text:s text:c="3"/></text:p>
      <text:p text:style-name="P1"><text:s text:c="4"/>@Override</text:p>
      <text:p text:style-name="P1"><text:s text:c="4"/>public String toString() {</text:p>
      <text:p text:style-name="P1"><text:s text:c="8"/>return "El nombre de la mascota es: " + nombre + "\nLa raza de la mascota es: " + raza + "\nLa edad de la mascota es: " + edad + "\nLa mascota es: "+sexo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35:42.856000000</meta:creation-date>
    <dc:date>2018-05-10T16:48:10.143000000</dc:date>
    <meta:editing-duration>PT12M27S</meta:editing-duration>
    <meta:editing-cycles>1</meta:editing-cycles>
    <meta:document-statistic meta:table-count="0" meta:image-count="0" meta:object-count="0" meta:page-count="3" meta:paragraph-count="123" meta:word-count="374" meta:character-count="4531" meta:non-whitespace-character-count="3571"/>
    <meta:generator>LibreOffice/5.3.4.2$Windows_X86_64 LibreOffice_project/f82d347ccc0be322489bf7da61d7e4ad13fe2ff3</meta:generator>
  </office:meta>
</office:document-meta>
</file>